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375in" fo:margin-left="-0.075in" table:align="left" style:writing-mode="lr-tb"/>
    </style:style>
    <style:style style:name="Table1.A" style:family="table-column">
      <style:table-column-properties style:column-width="1.0118in"/>
    </style:style>
    <style:style style:name="Table1.B" style:family="table-column">
      <style:table-column-properties style:column-width="5.525in"/>
    </style:style>
    <style:style style:name="Table1.1" style:family="table-row">
      <style:table-row-properties style:min-row-height="0.1681in" fo:keep-together="auto"/>
    </style:style>
    <style:style style:name="Table1.A1" style:family="table-cell">
      <style:table-cell-properties fo:padding-left="0.075in" fo:padding-right="0.075in" fo:padding-top="0in" fo:padding-bottom="0in" fo:border-left="0.5pt solid #ffffff" fo:border-right="none" fo:border-top="none" fo:border-bottom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>
        <style:tab-stops>
          <style:tab-stop style:position="0.9717in"/>
        </style:tab-stops>
      </style:paragraph-properties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a"/>
    </style:style>
    <style:style style:name="P4" style:family="paragraph" style:parent-style-name="Standard" style:master-page-name="Standard">
      <style:paragraph-properties fo:line-height="100%" fo:text-align="end" style:justify-single-word="false"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2"/>
    <style:style style:name="P7" style:family="paragraph" style:parent-style-name="List_20_Paragraph" style:list-style-name="WWNum3"/>
    <style:style style:name="P8" style:family="paragraph" style:parent-style-name="List_20_Paragraph" style:list-style-name="WWNum3">
      <style:text-properties officeooo:paragraph-rsid="001fdd5a"/>
    </style:style>
    <style:style style:name="P9" style:family="paragraph" style:parent-style-name="List_20_Paragraph" style:list-style-name="WWNum6"/>
    <style:style style:name="P10" style:family="paragraph" style:parent-style-name="List_20_Paragraph" style:list-style-name="WWNum6">
      <style:text-properties officeooo:paragraph-rsid="00101585"/>
    </style:style>
    <style:style style:name="P11" style:family="paragraph" style:parent-style-name="List_20_Paragraph" style:list-style-name="WWNum2">
      <style:text-properties fo:font-style="italic" officeooo:paragraph-rsid="001278ba" style:font-style-asian="italic" style:font-style-complex="italic"/>
    </style:style>
    <style:style style:name="P12" style:family="paragraph" style:parent-style-name="List_20_Paragraph" style:list-style-name="WWNum6">
      <style:text-properties fo:font-style="italic" officeooo:paragraph-rsid="0017ab18" style:font-style-asian="italic" style:font-style-complex="italic"/>
    </style:style>
    <style:style style:name="P13" style:family="paragraph" style:parent-style-name="Header">
      <style:paragraph-properties fo:text-align="end" style:justify-single-word="false"/>
    </style:style>
    <style:style style:name="T1" style:family="text">
      <style:text-properties fo:font-size="14pt" fo:font-weight="bold" style:font-size-asian="14pt" style:font-weight-asian="bold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officeooo:rsid="00101585"/>
    </style:style>
    <style:style style:name="T5" style:family="text">
      <style:text-properties officeooo:rsid="001110b6"/>
    </style:style>
    <style:style style:name="T6" style:family="text">
      <style:text-properties officeooo:rsid="001278ba"/>
    </style:style>
    <style:style style:name="T7" style:family="text">
      <style:text-properties fo:font-style="normal" officeooo:rsid="001278ba" style:font-style-asian="normal" style:font-style-complex="normal"/>
    </style:style>
    <style:style style:name="T8" style:family="text">
      <style:text-properties fo:font-style="normal" officeooo:rsid="0017ab18" style:font-style-asian="normal" style:font-style-complex="normal"/>
    </style:style>
    <style:style style:name="T9" style:family="text">
      <style:text-properties officeooo:rsid="0015de4b"/>
    </style:style>
    <style:style style:name="T10" style:family="text">
      <style:text-properties officeooo:rsid="0017ab18"/>
    </style:style>
    <style:style style:name="T11" style:family="text">
      <style:text-properties officeooo:rsid="00185fdb"/>
    </style:style>
    <style:style style:name="T12" style:family="text">
      <style:text-properties officeooo:rsid="001a5bcf"/>
    </style:style>
    <style:style style:name="T13" style:family="text">
      <style:text-properties officeooo:rsid="001cff3e"/>
    </style:style>
    <style:style style:name="T14" style:family="text">
      <style:text-properties officeooo:rsid="001ea1f0"/>
    </style:style>
    <style:style style:name="T15" style:family="text">
      <style:text-properties officeooo:rsid="001fdd5a"/>
    </style:style>
    <style:style style:name="T16" style:family="text">
      <style:text-properties officeooo:rsid="00215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pencer Lee</text:span></text:p>
      <text:p text:style-name="Standard"/>
      <text:p text:style-name="Standard">Home Address: 1672 Greenway Blvd., Valley Stream, NY 11580</text:p>
      <text:p text:style-name="Standard">School Address: 3818 Chestnut St., Philadelphia, PA 19104, HCA 102</text:p>
      <text:p text:style-name="Standard">(516) 476-2577</text:p>
      <text:p text:style-name="P3"><text:a xlink:type="simple" xlink:href="mailto:lesp@seas.upenn.edu">lesp@seas.upenn.edu</text:a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2">Education</text:span></text:p>
          </table:table-cell>
          <table:table-cell table:style-name="Table1.B1" office:value-type="string">
            <text:p text:style-name="Standard"><text:span text:style-name="T2">University of Pennsylvania, School of Engineering and Applied Science</text:span></text:p>
            <text:p text:style-name="Standard">Philadelphia, PA</text:p>
            <text:p text:style-name="Standard">Candidate for Bachelor of Science in Engineering, May 2014</text:p>
            <text:p text:style-name="Standard">Major: Computer Engineering</text:p>
            <text:p text:style-name="Standard">Cumulative GPA: 3.8<text:span text:style-name="T9">8</text:span>/4.0</text:p>
            <text:p text:style-name="Standard"/>
            <text:p text:style-name="Standard"><text:span text:style-name="T2">Relevant Coursework</text:span>: Introduction to digital circuit design, introduction to analog circuits, introduction to computer architecture, introduction to computer algorithms and data structures, software engineering, <text:span text:style-name="T11">micro-controllers</text:span>, operating systems, circuit level modeling and design, linear algebra, engineering statistics, <text:span text:style-name="T12">U</text:span><text:span text:style-name="T4">nix skills</text:span></text:p>
            <text:p text:style-name="Standard"/>
            <text:p text:style-name="Standard"><text:span text:style-name="T2">Honors</text:span>: <text:span text:style-name="T5">Tau Beta Pi (2012-Present), </text:span>Rachleff Scholar (2011-present), Dean’s List (2010-2011), Penn Undergraduate Research Mentoring Program selected participant (2011), Research Peer Advisor (2012).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<text:span text:style-name="T2">Experience</text:span></text:p>
          </table:table-cell>
          <table:table-cell table:style-name="Table1.B1" office:value-type="string">
            <text:list xml:id="list876887011" text:style-name="WWNum1">
              <text:list-item>
                <text:p text:style-name="P5">Research Assistant, Dr. Daniel Lee, Professor in Electrical and Systems Engineering and Bioengineering, GRASP Lab, University of Pennsylvania<text:span text:style-name="T2">, </text:span>Summer 2011-Present</text:p>
                <text:list>
                  <text:list-item>
                    <text:p text:style-name="P5">Worked with bipedal robots to improve behavior, localization systems, locomotive stability, and computer vision. Programmed in Lua and maintained an extensive codebase through the Git version control system.</text:p>
                  </text:list-item>
                </text:list>
              </text:list-item>
              <text:list-item>
                <text:p text:style-name="P5">Participant in RoboCup 2011, Istanbul and RoboCup 2012, Mexico City</text:p>
                <text:list>
                  <text:list-item>
                    <text:p text:style-name="P5">Annual international conference concerning artificial intelligence, computer vision, localization and locomotion of humanoid robots.</text:p>
                  </text:list-item>
                </text:list>
              </text:list-item>
            </text:list>
            <text:list xml:id="list845694756" text:style-name="WWNum2">
              <text:list-item>
                <text:p text:style-name="P6">Teaching Assistant, <text:bookmark-start text:name="_GoBack"/>University of Pennsylvania</text:p>
                <text:list>
                  <text:list-item>
                    <text:p text:style-name="P11"><text:span text:style-name="T6">Software Engineering</text:span><text:span text:style-name="T7">, Spring 2013</text:span></text:p>
                  </text:list-item>
                  <text:list-item>
                    <text:p text:style-name="P6"><text:span text:style-name="T3">Introduction to Computer Architecture</text:span>, Fall 2012</text:p>
                  </text:list-item>
                  <text:list-item>
                    <text:p text:style-name="P6"><text:span text:style-name="T3">Introduction to Analog Circuits Laboratory</text:span>, Fall 2012</text:p>
                  </text:list-item>
                  <text:list-item>
                    <text:p text:style-name="P6"><text:span text:style-name="T3">Introduction to Digital Circuit Design</text:span>, Spring 2012, <text:span text:style-name="T6">2013</text:span></text:p>
                  </text:list-item>
                  <text:list-item>
                    <text:p text:style-name="P6"><text:span text:style-name="T3">Introduction to Digital Circuit Design Lab</text:span>, Spring 2012, <text:span text:style-name="T6">2013</text:span></text:p>
                  </text:list-item>
                  <text:list-item>
                    <text:p text:style-name="P6"><text:span text:style-name="T3">Introduction to Java Programming, </text:span>Spring 2011, Fall 2011<text:bookmark-end text:name="_GoBack"/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<text:span text:style-name="T2">Computer Skills/</text:span></text:p>
            <text:p text:style-name="Standard"><text:span text:style-name="T2">Languages</text:span></text:p>
          </table:table-cell>
          <table:table-cell table:style-name="Table1.B1" office:value-type="string">
            <text:list xml:id="list94666505" text:style-name="WWNum3">
              <text:list-item>
                <text:p text:style-name="P7">Java, C++, Lua, Python, C, Matlab, <text:span text:style-name="T16">Bourne Shell</text:span></text:p>
              </text:list-item>
              <text:list-item>
                <text:p text:style-name="P7">SQL: Oracle DB, MySQL, SQlite</text:p>
              </text:list-item>
              <text:list-item>
                <text:p text:style-name="P7">HTML, JavaScript, JQuery and Python flask development framework</text:p>
              </text:list-item>
              <text:list-item>
                <text:p text:style-name="P7">Xilinx development <text:span text:style-name="T14">suite</text:span>, Electric, SPICE, VHDL, <text:span text:style-name="T13">Verilog</text:span></text:p>
              </text:list-item>
              <text:list-item>
                <text:p text:style-name="P7">Android Development SDK</text:p>
              </text:list-item>
              <text:list-item>
                <text:p text:style-name="P8"><text:span text:style-name="T15">Git, SVN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<text:span text:style-name="T2">Activities </text:span></text:p>
          </table:table-cell>
          <table:table-cell table:style-name="Table1.B1" office:value-type="string">
            <text:list xml:id="list1180971391" text:style-name="WWNum6">
              <text:list-item>
                <text:p text:style-name="P12"><text:span text:style-name="T10">Initiation Chair, </text:span><text:span text:style-name="T8">Tau Beta Pi, University of Pennsylvania, Spring 2013 - Present</text:span></text:p>
              </text:list-item>
              <text:list-item>
                <text:p text:style-name="P9"><text:span text:style-name="T3">Member, Captain,</text:span> UPennalizers RoboCup team, University of Pennsylvania, Summer 2011-Present<text:span text:style-name="T3"> </text:span></text:p>
              </text:list-item>
              <text:list-item>
                <text:p text:style-name="P10"><text:span text:style-name="T3">Rachleff Scholar, </text:span>Webmaster, University of Pennsylvania, Summer 2012-<text:span text:style-name="T4">Spring 2013</text:span></text:p>
              </text:list-item>
              <text:list-item>
                <text:p text:style-name="P9"><text:span text:style-name="T3">Volunteer</text:span>, Freshman Orientation Peer Advisor Fellow, University of Pennsylvania, Summer-Fall 2012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style:writing-mode="lr-tb"/>
      <style:text-properties style:use-window-font-color="true" style:font-name="Tahoma" fo:font-size="8pt" fo:letter-spacing="0.0071in" style:font-name-asian="Times New Roman" style:font-size-asian="8pt" style:font-name-complex="Times New Roman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-complex="Tahoma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Footer_20_Char" style:display-name="Foot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fo:letter-spacing="0.0071in" style:font-name-asian="Times New Roman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</meta:initial-creator>
    <dc:creator>Spencer </dc:creator>
    <meta:editing-cycles>117</meta:editing-cycles>
    <meta:creation-date>2012-08-22T17:57:00</meta:creation-date>
    <dc:date>2013-01-29T13:55:08</dc:date>
    <meta:editing-duration>PT10M1S</meta:editing-duration>
    <meta:generator>LibreOffice/3.6$Linux_x86 LibreOffice_project/360m1$Build-2</meta:generator>
    <meta:document-statistic meta:table-count="1" meta:image-count="0" meta:object-count="0" meta:page-count="1" meta:paragraph-count="38" meta:word-count="332" meta:character-count="2469" meta:non-whitespace-character-count="2194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